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65cm" fo:min-width="7.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712cm" fo:min-width="0.743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857cm" fo:min-width="1.801cm" fo:padding-top="0.175cm" fo:padding-bottom="0.175cm" fo:padding-left="0.3cm" fo:padding-right="0.3cm" draw:shadow-opacity="50%"/>
    </style:style>
    <style:style style:name="gr4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3cm" fo:min-width="2.651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666666" draw:marker-start-width="0.5cm" draw:marker-end-width="0.5cm" svg:stroke-linecap="butt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15cm" fo:min-width="1.5cm" fo:padding-top="0.175cm" fo:padding-bottom="0.175cm" fo:padding-left="0.3cm" fo:padding-right="0.3cm" draw:shadow-opacity="50%"/>
    </style:style>
    <style:style style:name="gr8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29cm" fo:min-width="2.601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666666" draw:marker-start-width="0.5cm" draw:marker-end-width="0.5cm" draw:stroke-linejoin="round" svg:stroke-linecap="round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943cm" fo:min-width="1.982cm" fo:padding-top="0.175cm" fo:padding-bottom="0.175cm" fo:padding-left="0.3cm" fo:padding-right="0.3cm" draw:shadow-opacity="50%"/>
    </style:style>
    <style:style style:name="gr13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26cm" fo:min-width="0.675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svg:stroke-color="#666666" draw:fill="solid" draw:fill-color="#808080" draw:opacity="50%" draw:textarea-vertical-align="middle" draw:shadow-opacity="50%"/>
    </style:style>
    <style:style style:name="gr17" style:family="graphic" style:parent-style-name="standard">
      <style:graphic-properties draw:stroke="none" draw:fill="none" fo:min-height="0.9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3.724cm" fo:padding-top="0.175cm" fo:padding-bottom="0.175cm" fo:padding-left="0.3cm" fo:padding-right="0.3cm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333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808080" draw:opacity="50%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T1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ize="14pt" fo:font-weight="bold" style:font-size-asian="18pt" style:font-size-complex="18pt"/>
    </style:style>
    <style:style style:name="T4" style:family="text">
      <style:text-properties style:text-position="sub 80%" style:font-name="Liberation Sans1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5cm" svg:x="14.5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12.453cm" svg:y="0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.4cm" svg:height="2.3cm" draw:transform="rotate (-1.5707963267949) translate (16cm 1.2cm)">
          <text:p/>
          <draw:enhanced-geometry svg:viewBox="0 0 88 21600" draw:glue-points="44 ?f6 44 0 0 10800 44 21600 88 10800" draw:text-areas="0 ?f6 88 ?f3" draw:type="can" draw:modifiers="6844.471372311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3.25cm" svg:height="2.6cm" draw:transform="rotate (-1.5707963267949) translate (17.3cm 0.75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4" draw:layer="layout" svg:x1="16.65cm" svg:y1="0.75cm" svg:x2="16.65cm" svg:y2="4cm">
          <text:p/>
        </draw:line>
        <draw:line draw:style-name="gr5" draw:text-style-name="P4" draw:layer="layout" svg:x1="16.5cm" svg:y1="0.8cm" svg:x2="16.5cm" svg:y2="4cm">
          <text:p/>
        </draw:line>
        <draw:line draw:style-name="gr6" draw:text-style-name="P4" draw:layer="layout" svg:x1="16.8cm" svg:y1="0.8cm" svg:x2="16.8cm" svg:y2="4cm">
          <text:p/>
        </draw:line>
        <draw:custom-shape draw:style-name="gr7" draw:text-style-name="P3" draw:layer="layout" svg:width="2cm" svg:height="2.4cm" svg:x="16.7cm" svg:y="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cm" svg:height="2.56cm" draw:transform="rotate (-1.5707963267949) translate (20.26cm 0.8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4" draw:layer="layout" svg:x1="20.132cm" svg:y1="1.568cm" svg:x2="19.108cm" svg:y2="3.36cm">
          <text:p/>
        </draw:line>
        <draw:line draw:style-name="gr9" draw:text-style-name="P4" draw:layer="layout" svg:x1="20.1cm" svg:y1="1.4cm" svg:x2="19.1cm" svg:y2="3.1cm">
          <text:p/>
        </draw:line>
        <draw:line draw:style-name="gr10" draw:text-style-name="P4" draw:layer="layout" svg:x1="20.2cm" svg:y1="1.7cm" svg:x2="19.2cm" svg:y2="3.5cm">
          <text:p/>
        </draw:line>
        <draw:line draw:style-name="gr11" draw:text-style-name="P4" draw:layer="layout" svg:x1="19.65cm" svg:y1="0.751cm" svg:x2="19.65cm" svg:y2="4.001cm">
          <text:p/>
        </draw:line>
        <draw:custom-shape draw:style-name="gr12" draw:text-style-name="P3" draw:layer="layout" svg:width="2.482cm" svg:height="1.193cm" draw:transform="skewX (0.51103240498394) rotate (0.00226892802759263) translate (20.009cm 1.804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cm" svg:height="3.2cm" svg:x="20.9cm" svg:y="0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4" draw:layer="layout" svg:x1="22.4cm" svg:y1="2.3cm" svg:x2="23.6cm" svg:y2="2.3cm">
          <text:p/>
        </draw:line>
        <draw:frame draw:style-name="gr15" draw:text-style-name="P5" draw:layer="layout" svg:width="1.649cm" svg:height="0.962cm" svg:x="23.4cm" svg:y="1.838cm">
          <draw:text-box>
            <text:p><text:span text:style-name="T1">P(ε)</text:span></text:p>
          </draw:text-box>
        </draw:frame>
        <draw:ellipse draw:style-name="gr16" draw:text-style-name="P6" draw:layer="layout" svg:width="1.3cm" svg:height="3.2cm" svg:x="19.1cm" svg:y="0.2cm" draw:kind="section" draw:start-angle="33.46" draw:end-angle="92.22">
          <text:p/>
        </draw:ellipse>
        <draw:frame draw:style-name="gr17" draw:text-style-name="P7" draw:layer="layout" svg:width="1.086cm" svg:height="1.163cm" svg:x="19.6cm" svg:y="0.337cm">
          <draw:text-box>
            <text:p><text:span text:style-name="T2">ε</text:span></text:p>
          </draw:text-box>
        </draw:frame>
        <draw:frame draw:style-name="gr18" draw:text-style-name="P8" draw:layer="layout" svg:width="1.107cm" svg:height="0.806cm" svg:x="14.793cm" svg:y="2.098cm">
          <draw:text-box>
            <text:p><text:span text:style-name="T3">(1)</text:span></text:p>
          </draw:text-box>
        </draw:frame>
        <draw:frame draw:style-name="gr18" draw:text-style-name="P8" draw:layer="layout" svg:width="1.107cm" svg:height="0.806cm" svg:x="17.794cm" svg:y="2.098cm">
          <draw:text-box>
            <text:p><text:span text:style-name="T3">(2)</text:span></text:p>
          </draw:text-box>
        </draw:frame>
        <draw:frame draw:style-name="gr19" draw:text-style-name="P8" draw:layer="layout" svg:width="1.107cm" svg:height="1.353cm" svg:x="20.993cm" svg:y="2.098cm">
          <draw:text-box>
            <text:p><text:span text:style-name="T3">(3)</text:span></text:p>
          </draw:text-box>
        </draw:frame>
        <draw:frame draw:style-name="gr20" draw:text-style-name="P5" draw:layer="layout" svg:width="2.085cm" svg:height="0.962cm" draw:transform="rotate (1.5707963267949) translate (12.5cm 3.9cm)">
          <draw:text-box>
            <text:p>Laser</text:p>
          </draw:text-box>
        </draw:frame>
        <draw:frame draw:style-name="gr21" draw:text-style-name="P5" draw:layer="layout" svg:width="4.198cm" svg:height="0.962cm" svg:x="16.302cm" svg:y="4.138cm">
          <draw:text-box>
            <text:p>Fiberbench 1</text:p>
          </draw:text-box>
        </draw:frame>
        <draw:custom-shape draw:style-name="gr1" draw:text-style-name="P1" draw:layer="layout" svg:width="8.4cm" svg:height="5cm" svg:x="2.142cm" svg:y="0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9cm" svg:height="3.618cm" svg:x="0.095cm" svg:y="0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.4cm" svg:height="2.3cm" draw:transform="rotate (-1.5707963267949) translate (3.642cm 1.2cm)">
          <text:p/>
          <draw:enhanced-geometry svg:viewBox="0 0 88 21600" draw:glue-points="44 ?f6 44 0 0 10800 44 21600 88 10800" draw:text-areas="0 ?f6 88 ?f3" draw:type="can" draw:modifiers="6844.471372311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3.25cm" svg:height="2.6cm" draw:transform="rotate (-1.5707963267949) translate (4.942cm 0.75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4" draw:layer="layout" svg:x1="4.292cm" svg:y1="0.75cm" svg:x2="4.292cm" svg:y2="4cm">
          <text:p/>
        </draw:line>
        <draw:line draw:style-name="gr5" draw:text-style-name="P4" draw:layer="layout" svg:x1="4.142cm" svg:y1="0.8cm" svg:x2="4.142cm" svg:y2="4cm">
          <text:p/>
        </draw:line>
        <draw:line draw:style-name="gr6" draw:text-style-name="P4" draw:layer="layout" svg:x1="4.442cm" svg:y1="0.8cm" svg:x2="4.442cm" svg:y2="4cm">
          <text:p/>
        </draw:line>
        <draw:custom-shape draw:style-name="gr23" draw:text-style-name="P3" draw:layer="layout" svg:width="4.324cm" svg:height="2.4cm" svg:x="4.342cm" svg:y="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7cm" svg:height="3.2cm" svg:x="8.542cm" svg:y="0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4" draw:layer="layout" svg:x1="10.042cm" svg:y1="2.3cm" svg:x2="11.242cm" svg:y2="2.3cm">
          <text:p/>
        </draw:line>
        <draw:frame draw:style-name="gr24" draw:text-style-name="P5" draw:layer="layout" svg:width="1.649cm" svg:height="1.062cm" svg:x="11.042cm" svg:y="1.838cm">
          <draw:text-box>
            <text:p><text:span text:style-name="T1">P</text:span><text:span text:style-name="T4">0</text:span></text:p>
          </draw:text-box>
        </draw:frame>
        <draw:frame draw:style-name="gr18" draw:text-style-name="P8" draw:layer="layout" svg:width="1.107cm" svg:height="0.806cm" svg:x="2.435cm" svg:y="2.098cm">
          <draw:text-box>
            <text:p><text:span text:style-name="T3">(1)</text:span></text:p>
          </draw:text-box>
        </draw:frame>
        <draw:frame draw:style-name="gr19" draw:text-style-name="P8" draw:layer="layout" svg:width="1.107cm" svg:height="1.353cm" svg:x="8.635cm" svg:y="2.098cm">
          <draw:text-box>
            <text:p><text:span text:style-name="T3">(3)</text:span></text:p>
          </draw:text-box>
        </draw:frame>
        <draw:frame draw:style-name="gr20" draw:text-style-name="P5" draw:layer="layout" svg:width="2.085cm" svg:height="0.962cm" draw:transform="rotate (1.5707963267949) translate (0.142cm 3.9cm)">
          <draw:text-box>
            <text:p>Laser</text:p>
          </draw:text-box>
        </draw:frame>
        <draw:frame draw:style-name="gr21" draw:text-style-name="P5" draw:layer="layout" svg:width="4.198cm" svg:height="0.962cm" svg:x="4.044cm" svg:y="4.138cm">
          <draw:text-box>
            <text:p>Fiberbench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8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14:32:52.557325745</meta:creation-date>
    <dc:date>2020-12-24T09:56:07.281559267</dc:date>
    <meta:editing-duration>PT32M3S</meta:editing-duration>
    <meta:editing-cycles>5</meta:editing-cycles>
    <meta:generator>LibreOffice/6.0.7.3$Linux_X86_64 LibreOffice_project/00m0$Build-3</meta:generator>
    <meta:document-statistic meta:object-count="39"/>
  </office:meta>
</office:document-meta>
</file>